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4pt" style:font-size-asian="28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  <style:text-properties fo:font-size="26.3999996185303pt"/>
    </style:style>
    <style:style style:name="T1" style:family="text">
      <style:text-properties fo:font-size="24pt" style:font-size-asian="28pt" style:font-size-complex="32pt"/>
    </style:style>
    <style:style style:name="T2" style:family="text">
      <style:text-properties style:font-name="Source Sans Pro" fo:font-size="12pt" style:font-size-asian="28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lasificación automática de textos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NLTK | Scikit | Tensorflow</text:p>
            <text:p/>
            <text:p>David Arroyo Menéndez</text:p>
            <text:p>davidam@gnu.or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Naive Bayes (I)</text:p>
          </draw:text-box>
        </draw:frame>
        <draw:frame presentation:style-name="pr2" draw:text-style-name="P2" draw:layer="layout" svg:width="26cm" svg:height="14cm" svg:x="1cm" svg:y="5.5cm" presentation:class="subtitle" presentation:user-transformed="true">
          <draw:text-box>
            <text:p><text:span text:style-name="T1">Naive Bayes is a simple technique for constructing classifiers: models that assign class labels to problem instances, represented as vectors of feature values, where the class labels are drawn from some finite set. </text:span></text:p>
            <text:p><text:span text:style-name="T1"/></text:p>
            <text:p><text:span text:style-name="T1">It is not a single algorithm for training such classifiers, but a family of algorithms based on a common principle: all naive Bayes classifiers assume that the value of a particular feature is independent of the value of any other feature, given the class variable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Naive Bayes (II)</text:p>
          </draw:text-box>
        </draw:frame>
        <draw:frame presentation:style-name="pr2" draw:text-style-name="P2" draw:layer="layout" svg:width="26cm" svg:height="14cm" svg:x="1cm" svg:y="5.5cm" presentation:class="subtitle" presentation:user-transformed="true">
          <draw:text-box>
            <text:p><text:span text:style-name="T2"/></text:p>
            <text:p><text:span text:style-name="T2">A classifier based on the Naive Bayes algorithm. <text:s/>In order to find the</text:span></text:p>
            <text:p><text:span text:style-name="T2">probability for a label, this algorithm first uses the Bayes rule to</text:span></text:p>
            <text:p><text:span text:style-name="T2">express P(label|features) in terms of P(label) and P(features|label):</text:span></text:p>
            <text:p><text:span text:style-name="T2"/></text:p>
            <text:p><text:span text:style-name="T2"><text:s text:c="12"/></text:span><text:span text:style-name="T2">| <text:s text:c="33"/>P(label) * P(features|label)</text:span></text:p>
            <text:p><text:span text:style-name="T2"><text:s text:c="3"/></text:span><text:span text:style-name="T2">| <text:s text:c="2"/>P(label|features) = ------------------------------</text:span></text:p>
            <text:p><text:span text:style-name="T2">| <text:s text:c="46"/>P(features)</text:span></text:p>
            <text:p><text:span text:style-name="T2"/></text:p>
            <text:p><text:span text:style-name="T2">The algorithm then makes the 'naive' assumption that all features are</text:span></text:p>
            <text:p><text:span text:style-name="T2">independent, given the label:</text:span></text:p>
            <text:p><text:span text:style-name="T2"/></text:p>
            <text:p><text:span text:style-name="T2">| <text:s text:c="22"/>P(label) * P(f1|label) * ... * P(fn|label)</text:span></text:p>
            <text:p><text:span text:style-name="T2"><text:s text:c="5"/></text:span><text:span text:style-name="T2">| <text:s text:c="6"/>P(label|features) = -------------------------------------------</text:span></text:p>
            <text:p><text:span text:style-name="T2">| <text:s text:c="63"/>P(features)</text:span></text:p>
            <text:p><text:span text:style-name="T2"/></text:p>
            <text:p><text:span text:style-name="T2">Rather than computing P(features) explicitly, the algorithm just</text:span></text:p>
            <text:p><text:span text:style-name="T2">calculates the numerator for each label, and normalizes them so they</text:span></text:p>
            <text:p><text:span text:style-name="T2">sum to one:</text:span></text:p>
            <text:p><text:span text:style-name="T2"/></text:p>
            <text:p><text:span text:style-name="T2"><text:s text:c="4"/></text:span><text:span text:style-name="T2">| <text:s text:c="22"/>P(label) * P(f1|label) * ... * P(fn|label)</text:span></text:p>
            <text:p><text:span text:style-name="T2"><text:s text:c="9"/></text:span><text:span text:style-name="T2">| <text:s text:c="4"/>P(label|features) = --------------------------------------------</text:span></text:p>
            <text:p><text:span text:style-name="T2">| <text:s text:c="23"/>SUM[l]( P(l) * P(f1|l) * ... * P(fn|l) )</text:span></text:p>
            <text:p><text:span text:style-name="T2"/></text:p>
            <text:p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Naive Bayes (III)</text:p>
          </draw:text-box>
        </draw:frame>
        <draw:frame presentation:style-name="pr2" draw:text-style-name="P2" draw:layer="layout" svg:width="26cm" svg:height="14cm" svg:x="1cm" svg:y="5.5cm" presentation:class="subtitle" presentation:user-transformed="true">
          <draw:text-box>
            <text:p><text:span text:style-name="T2"/></text:p>
            <text:p text:style-name="P3"><text:span text:style-name="T2">$ python naivebayes.py </text:span></text:p>
            <text:p text:style-name="P3"><text:span text:style-name="T2"/></text:p>
            <text:p text:style-name="P3"><text:span text:style-name="T2">Training classifier...</text:span></text:p>
            <text:p text:style-name="P3"><text:span text:style-name="T2">Testing classifier...</text:span></text:p>
            <text:p text:style-name="P3"><text:span text:style-name="T2">Accuracy: 0.7580</text:span></text:p>
            <text:p text:style-name="P3"><text:span text:style-name="T2">Avg. log likelihood: -0.7355</text:span></text:p>
            <text:p text:style-name="P3"><text:span text:style-name="T2"/></text:p>
            <text:p text:style-name="P3"><text:span text:style-name="T2">Unseen Names <text:s text:c="5"/>P(Male) <text:s/>P(Female)</text:span></text:p>
            <text:p text:style-name="P3"><text:span text:style-name="T2">----------------------------------------</text:span></text:p>
            <text:p text:style-name="P3"><text:span text:style-name="T2"><text:s text:c="2"/></text:span><text:span text:style-name="T2">Octavius <text:s text:c="7"/>*0.9819 <text:s text:c="2"/>0.0181</text:span></text:p>
            <text:p text:style-name="P3"><text:span text:style-name="T2"><text:s text:c="2"/></text:span><text:span text:style-name="T2">Thomasina <text:s text:c="7"/>0.0182 <text:s/>*0.9818</text:span></text:p>
            <text:p text:style-name="P3"><text:span text:style-name="T2"><text:s text:c="2"/></text:span><text:span text:style-name="T2">Barnett <text:s text:c="8"/>*0.6642 <text:s text:c="2"/>0.3358</text:span></text:p>
            <text:p text:style-name="P3"><text:span text:style-name="T2"><text:s text:c="2"/></text:span><text:span text:style-name="T2">Angelina <text:s text:c="8"/>0.0002 <text:s/>*0.9998</text:span></text:p>
            <text:p text:style-name="P3"><text:span text:style-name="T2"><text:s text:c="2"/></text:span><text:span text:style-name="T2">Saunders <text:s text:c="7"/>*0.9017 <text:s text:c="2"/>0.0983</text:span></text:p>
            <text:p text:style-name="P3"><text:span text:style-name="T2">Most Informative Features</text:span></text:p>
            <text:p text:style-name="P3"><text:span text:style-name="T2"><text:s text:c="16"/></text:span><text:span text:style-name="T2">endswith = u'a' <text:s text:c="10"/>female : male <text:s text:c="2"/>= <text:s text:c="4"/>38.9 : 1.0</text:span></text:p>
            <text:p text:style-name="P3"><text:span text:style-name="T2"><text:s text:c="16"/></text:span><text:span text:style-name="T2">endswith = u'k' <text:s text:c="12"/>male : female = <text:s text:c="4"/>31.8 : 1.0</text:span></text:p>
            <text:p text:style-name="P3"><text:span text:style-name="T2"><text:s text:c="16"/></text:span><text:span text:style-name="T2">endswith = u'v' <text:s text:c="12"/>male : female = <text:s text:c="4"/>16.2 : 1.0</text:span></text:p>
            <text:p text:style-name="P3"><text:span text:style-name="T2"><text:s text:c="16"/></text:span><text:span text:style-name="T2">endswith = u'p' <text:s text:c="12"/>male : female = <text:s text:c="4"/>13.9 : 1.0</text:span></text:p>
            <text:p text:style-name="P3"><text:span text:style-name="T2"><text:s text:c="16"/></text:span><text:span text:style-name="T2">endswith = u'm' <text:s text:c="12"/>male : female = <text:s text:c="5"/>9.9 : 1.0</text:span></text:p>
            <text:p text:style-name="P3"><text:span text:style-name="T2"><text:s text:c="16"/></text:span><text:span text:style-name="T2">endswith = u'o' <text:s text:c="12"/>male : female = <text:s text:c="5"/>9.1 : 1.0</text:span></text:p>
            <text:p text:style-name="P3"><text:span text:style-name="T2"><text:s text:c="16"/></text:span><text:span text:style-name="T2">endswith = u'd' <text:s text:c="12"/>male : female = <text:s text:c="5"/>8.9 : 1.0</text:span></text:p>
            <text:p text:style-name="P3"><text:span text:style-name="T2"><text:s text:c="16"/></text:span><text:span text:style-name="T2">endswith = u'r' <text:s text:c="12"/>male : female = <text:s text:c="5"/>8.5 : 1.0</text:span></text:p>
            <text:p text:style-name="P3"><text:span text:style-name="T2"><text:s text:c="16"/></text:span><text:span text:style-name="T2">endswith = u'f' <text:s text:c="12"/>male : female = <text:s text:c="5"/>7.0 : 1.0</text:span></text:p>
            <text:p text:style-name="P3"><text:span text:style-name="T2"><text:s text:c="16"/></text:span><text:span text:style-name="T2">endswith = u'w' <text:s text:c="12"/>male : female = <text:s text:c="5"/>7.0 : 1.0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Maximum Entropy Classifiers</text:p>
          </draw:text-box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Maximum Entropy classifiers use a basic model that is similar to the model used by naive Bayes; however, they employ iterative optimization to find the set of feature weights that maximizes the probability of the training set.</text:p>
            <text:p/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Maximum Entropy Classifiers. </text:p>
          </draw:text-box>
        </draw:frame>
        <draw:frame presentation:style-name="pr2" draw:text-style-name="P4" draw:layer="layout" svg:width="26cm" svg:height="14cm" svg:x="1cm" svg:y="5.5cm" presentation:class="subtitle" presentation:user-transformed="true">
          <draw:text-box>
            <text:p text:style-name="P3">The term *feature* is usually used to refer to some property of an unlabeled token. <text:s/>For example, when performing word sense disambiguation, we might define a ``'prevword'`` feature whose value is the word preceding the target word. <text:s/>However, in the context of maxent modeling, the term *feature* is typically used to refer to a property of a "labeled" token. <text:s/>In order to prevent confusion, we</text:p>
            <text:p text:style-name="P3">will introduce two distinct terms to disambiguate these two different</text:p>
            <text:p/>
            <text:p/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Maximum Entropy Classifiers. </text:p>
          </draw:text-box>
        </draw:frame>
        <draw:frame presentation:style-name="pr2" draw:text-style-name="P4" draw:layer="layout" svg:width="26cm" svg:height="14cm" svg:x="1cm" svg:y="5.5cm" presentation:class="subtitle" presentation:user-transformed="true">
          <draw:text-box>
            <text:p text:style-name="P3">The term *feature* is usually used to refer to some property of an unlabeled token. <text:s/>For example, when performing word sense disambiguation, we might define a ``'prevword'`` feature whose value is the word preceding the target word. <text:s/>However, in the context of maxent modeling, the term *feature* is typically used to refer to a property of a "labeled" token. <text:s/>In order to prevent confusion, we</text:p>
            <text:p text:style-name="P3">will introduce two distinct terms to disambiguate these two different concepts:</text:p>
            <text:p text:style-name="P3"/>
            <text:p text:style-name="P3"><text:s text:c="2"/>- An "input-feature" is a property of an unlabeled token.</text:p>
            <text:p text:style-name="P3"><text:s text:c="2"/>- A "joint-feature" is a property of a labeled token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Maximum Entropy Classifiers. </text:p>
          </draw:text-box>
        </draw:frame>
        <draw:frame presentation:style-name="pr2" draw:text-style-name="P4" draw:layer="layout" svg:width="26cm" svg:height="14cm" svg:x="1cm" svg:y="5.5cm" presentation:class="subtitle" presentation:user-transformed="true">
          <draw:text-box>
            <text:p text:style-name="P3">In the rest of the ``nltk.classify`` module, the term "features" is used to refer to what we will call "input-features" in this module.</text:p>
            <text:p text:style-name="P3"/>
            <text:p text:style-name="P3">In literature that describes and discusses maximum entropy models, input-features are typically called "contexts", and joint-features are simply referred to as "features".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Support Vector Machines </text:p>
          </draw:text-box>
        </draw:frame>
        <draw:frame presentation:style-name="pr2" draw:text-style-name="P4" draw:layer="layout" svg:width="26cm" svg:height="14cm" svg:x="1cm" svg:y="5.5cm" presentation:class="subtitle" presentation:user-transformed="true">
          <draw:text-box>
            <text:p text:style-name="P3">In maximum entropy models, joint-features are required to have numeric values. <text:s/>Typically, each input-feature ``input_feat`` is mapped to a set of joint-features of the form:</text:p>
            <text:p text:style-name="P3"/>
            <text:p text:style-name="P3">| <text:s text:c="2"/>joint_feat(token, label) = { 1 if input_feat(token) == feat_val</text:p>
            <text:p text:style-name="P3">| <text:s text:c="29"/>{ <text:s text:c="5"/>and label == some_label</text:p>
            <text:p text:style-name="P3">| <text:s text:c="29"/>{</text:p>
            <text:p text:style-name="P3">| <text:s text:c="29"/>{ 0 otherwise</text:p>
            <text:p text:style-name="P3"/>
            <text:p text:style-name="P3">For all values of ``feat_val`` and ``some_label``. <text:s/>This mapping is performed by classes that implement the ``MaxentFeatureEncoding`` interface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6T18:07:46.475506718</meta:creation-date>
    <dc:date>2018-02-16T19:23:36.532491646</dc:date>
    <meta:editing-duration>PT32M16S</meta:editing-duration>
    <meta:editing-cycles>1</meta:editing-cycles>
    <meta:generator>LibreOffice/5.1.2.2$Linux_X86_64 LibreOffice_project/10m0$Build-2</meta:generator>
    <meta:document-statistic meta:object-count="71"/>
  </office:meta>
</office:document-meta>
</file>